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63cm" fo:min-width="1.21cm"/>
    </style:style>
    <style:style style:name="gr4" style:family="graphic" style:parent-style-name="standard">
      <style:graphic-properties draw:textarea-horizontal-align="justify" draw:textarea-vertical-align="middle" draw:auto-grow-height="false" fo:min-height="0.791cm" fo:min-width="1.243cm"/>
    </style:style>
    <style:style style:name="gr5" style:family="graphic" style:parent-style-name="standard">
      <style:graphic-properties draw:textarea-horizontal-align="justify" draw:textarea-vertical-align="middle" draw:auto-grow-height="false" fo:min-height="1.659cm" fo:min-width="0.564cm"/>
    </style:style>
    <style:style style:name="gr6" style:family="graphic" style:parent-style-name="standard">
      <style:graphic-properties draw:textarea-horizontal-align="justify" draw:textarea-vertical-align="middle" draw:auto-grow-height="false" fo:min-height="1.775cm" fo:min-width="0.456cm"/>
    </style:style>
    <style:style style:name="gr7" style:family="graphic" style:parent-style-name="standard">
      <style:graphic-properties draw:stroke="none" svg:stroke-color="#000000" draw:fill="none" draw:fill-color="#ffffff" fo:min-height="2.6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3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1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3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9cm" fo:min-width="1.243cm"/>
    </style:style>
    <style:style style:name="gr17" style:family="graphic" style:parent-style-name="standard">
      <style:graphic-properties draw:stroke="none" svg:stroke-color="#000000" draw:fill="none" draw:fill-color="#ffffff" fo:min-height="2.5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50057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5cm" svg:height="1.673cm" svg:x="10.17cm" svg:y="19.03cm">
          <draw:text-box>
            <text:p><text:span text:style-name="T1">Gnd</text:span></text:p>
            <text:p><text:span text:style-name="T1"/></text:p>
          </draw:text-box>
        </draw:frame>
        <draw:g>
          <draw:line draw:style-name="gr2" draw:text-style-name="P2" draw:layer="layout" svg:x1="3.652cm" svg:y1="18.854cm" svg:x2="23.97cm" svg:y2="18.854cm">
            <text:p/>
          </draw:line>
          <draw:custom-shape draw:style-name="gr3" draw:text-style-name="P3" draw:layer="layout" svg:width="2.418cm" svg:height="2.563cm" svg:x="2.495cm" svg:y="9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788cm" svg:y1="12.176cm" svg:x2="3.788cm" svg:y2="18.849cm">
            <text:p/>
          </draw:line>
          <draw:line draw:style-name="gr2" draw:text-style-name="P2" draw:layer="layout" svg:x1="3.844cm" svg:y1="9.616cm" svg:x2="3.731cm" svg:y2="4.61cm">
            <text:p/>
          </draw:line>
          <draw:line draw:style-name="gr2" draw:text-style-name="P2" draw:layer="layout" svg:x1="3.788cm" svg:y1="4.61cm" svg:x2="5.08cm" svg:y2="4.61cm">
            <text:p/>
          </draw:line>
          <draw:custom-shape draw:style-name="gr4" draw:text-style-name="P4" draw:layer="layout" svg:width="1.743cm" svg:height="1.041cm" svg:x="17.352cm" svg:y="5.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154cm" svg:y1="3.709cm" svg:x2="5.154cm" svg:y2="6.211cm">
            <text:p/>
          </draw:line>
          <draw:line draw:style-name="gr2" draw:text-style-name="P2" draw:layer="layout" svg:x1="5.771cm" svg:y1="3.709cm" svg:x2="5.771cm" svg:y2="6.211cm">
            <text:p/>
          </draw:line>
          <draw:line draw:style-name="gr2" draw:text-style-name="P2" draw:layer="layout" svg:x1="5.763cm" svg:y1="4.725cm" svg:x2="7.169cm" svg:y2="4.725cm">
            <text:p/>
          </draw:line>
          <draw:line draw:style-name="gr2" draw:text-style-name="P2" draw:layer="layout" svg:x1="7.145cm" svg:y1="4.724cm" svg:x2="7.091cm" svg:y2="18.798cm">
            <text:p/>
          </draw:line>
          <draw:custom-shape draw:style-name="gr5" draw:text-style-name="P4" draw:layer="layout" svg:width="1.064cm" svg:height="1.909cm" svg:x="6.668cm" svg:y="9.74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161cm" svg:y1="4.66cm" svg:x2="11.801cm" svg:y2="4.722cm">
            <text:p/>
          </draw:line>
          <draw:line draw:style-name="gr2" draw:text-style-name="P2" draw:layer="layout" svg:x1="11.903cm" svg:y1="4.049cm" svg:x2="11.903cm" svg:y2="7.267cm">
            <text:p/>
          </draw:line>
          <draw:line draw:style-name="gr2" draw:text-style-name="P2" draw:layer="layout" svg:x1="11.975cm" svg:y1="7.317cm" svg:x2="13.917cm" svg:y2="5.619cm">
            <text:p/>
          </draw:line>
          <draw:line draw:style-name="gr2" draw:text-style-name="P2" draw:layer="layout" svg:x1="14.008cm" svg:y1="5.595cm" svg:x2="11.927cm" svg:y2="3.987cm">
            <text:p/>
          </draw:line>
          <draw:line draw:style-name="gr2" draw:text-style-name="P2" draw:layer="layout" svg:x1="12.793cm" svg:y1="4.537cm" svg:x2="12.763cm" svg:y2="2.495cm">
            <text:p/>
          </draw:line>
          <draw:line draw:style-name="gr2" draw:text-style-name="P2" draw:layer="layout" svg:x1="10.009cm" svg:y1="18.703cm" svg:x2="9.955cm" svg:y2="6.787cm">
            <text:p/>
          </draw:line>
          <draw:line draw:style-name="gr2" draw:text-style-name="P2" draw:layer="layout" svg:x1="20.478cm" svg:y1="9.601cm" svg:x2="20.534cm" svg:y2="5.659cm">
            <text:p/>
          </draw:line>
          <draw:line draw:style-name="gr2" draw:text-style-name="P2" draw:layer="layout" svg:x1="23.917cm" svg:y1="18.91cm" svg:x2="24.023cm" svg:y2="5.506cm">
            <text:p/>
          </draw:line>
          <draw:custom-shape draw:style-name="gr6" draw:text-style-name="P4" draw:layer="layout" svg:width="0.956cm" svg:height="2.025cm" svg:x="9.504cm" svg:y="12.53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956cm" svg:height="2.025cm" svg:x="23.399cm" svg:y="12.5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025cm" svg:y1="6.821cm" svg:x2="11.854cm" svg:y2="6.796cm">
            <text:p/>
          </draw:line>
          <draw:line draw:style-name="gr2" draw:text-style-name="P2" draw:layer="layout" svg:x1="19.381cm" svg:y1="10.316cm" svg:x2="21.855cm" svg:y2="10.316cm">
            <text:p/>
          </draw:line>
          <draw:line draw:style-name="gr2" draw:text-style-name="P2" draw:layer="layout" svg:x1="19.333cm" svg:y1="9.63cm" svg:x2="21.807cm" svg:y2="9.63cm">
            <text:p/>
          </draw:line>
          <draw:line draw:style-name="gr2" draw:text-style-name="P2" draw:layer="layout" svg:x1="15.681cm" svg:y1="5.691cm" svg:x2="15.68cm" svg:y2="10.844cm">
            <text:p/>
          </draw:line>
          <draw:line draw:style-name="gr2" draw:text-style-name="P2" draw:layer="layout" svg:x1="20.448cm" svg:y1="10.366cm" svg:x2="20.319cm" svg:y2="18.741cm">
            <text:p/>
          </draw:line>
          <draw:frame draw:style-name="gr7" draw:text-style-name="P5" draw:layer="layout" svg:width="3.991cm" svg:height="2.919cm" svg:x="2.607cm" svg:y="10.151cm">
            <draw:text-box>
              <text:p>in</text:p>
            </draw:text-box>
          </draw:frame>
          <draw:frame draw:style-name="gr8" draw:text-style-name="P5" draw:layer="layout" svg:width="3.486cm" svg:height="2.139cm" svg:x="3.407cm" svg:y="3.203cm">
            <draw:text-box>
              <text:p>C4</text:p>
            </draw:text-box>
          </draw:frame>
          <draw:frame draw:style-name="gr9" draw:text-style-name="P5" draw:layer="layout" svg:width="2.275cm" svg:height="2.639cm" svg:x="18.502cm" svg:y="10.163cm">
            <draw:text-box>
              <text:p>C3</text:p>
            </draw:text-box>
          </draw:frame>
          <draw:frame draw:style-name="gr10" draw:text-style-name="P5" draw:layer="layout" svg:width="2.585cm" svg:height="2.8cm" svg:x="11.854cm" svg:y="11.387cm">
            <draw:text-box>
              <text:p>R3</text:p>
            </draw:text-box>
          </draw:frame>
          <draw:frame draw:style-name="gr11" draw:text-style-name="P5" draw:layer="layout" svg:width="2.249cm" svg:height="2.443cm" svg:x="7.021cm" svg:y="11.741cm">
            <draw:text-box>
              <text:p>R1</text:p>
            </draw:text-box>
          </draw:frame>
          <draw:frame draw:style-name="gr12" draw:text-style-name="P5" draw:layer="layout" svg:width="3.88cm" svg:height="2.561cm" svg:x="23.925cm" svg:y="14.948cm">
            <draw:text-box>
              <text:p>RL</text:p>
            </draw:text-box>
          </draw:frame>
          <draw:frame draw:style-name="gr13" draw:text-style-name="P5" draw:layer="layout" svg:width="2.157cm" svg:height="2.411cm" svg:x="8.272cm" svg:y="14.804cm">
            <draw:text-box draw:corner-radius="0.442cm">
              <text:p>R4</text:p>
            </draw:text-box>
          </draw:frame>
          <draw:frame draw:style-name="gr14" draw:text-style-name="P1" draw:layer="layout" svg:width="3.487cm" svg:height="2.025cm" svg:x="14.734cm" svg:y="4.347cm">
            <draw:text-box>
              <text:p><text:span text:style-name="T1">out</text:span></text:p>
            </draw:text-box>
          </draw:frame>
          <draw:frame draw:style-name="gr14" draw:text-style-name="P1" draw:layer="layout" svg:width="3.149cm" svg:height="2.025cm" svg:x="11.754cm" svg:y="1.361cm">
            <draw:text-box>
              <text:p><text:span text:style-name="T1">Vcc</text:span></text:p>
            </draw:text-box>
          </draw:frame>
          <draw:frame draw:style-name="gr15" draw:text-style-name="P5" draw:layer="layout" svg:width="1.968cm" svg:height="1.386cm" svg:x="2.608cm" svg:y="8.066cm">
            <draw:text-box>
              <text:p>+</text:p>
            </draw:text-box>
          </draw:frame>
          <draw:frame draw:style-name="gr15" draw:text-style-name="P5" draw:layer="layout" svg:width="0.73cm" svg:height="1.386cm" svg:x="2.721cm" svg:y="11.701cm">
            <draw:text-box draw:corner-radius="0.455cm">
              <text:p>-</text:p>
            </draw:text-box>
          </draw:frame>
          <draw:line draw:style-name="gr2" draw:text-style-name="P2" draw:layer="layout" svg:x1="9.981cm" svg:y1="10.948cm" svg:x2="15.68cm" svg:y2="10.947cm">
            <text:p/>
          </draw:line>
          <draw:line draw:style-name="gr2" draw:text-style-name="P2" draw:layer="layout" svg:x1="13.968cm" svg:y1="5.59cm" svg:x2="24.023cm" svg:y2="5.619cm">
            <text:p/>
          </draw:line>
          <draw:custom-shape draw:style-name="gr16" draw:text-style-name="P4" draw:layer="layout" svg:width="1.743cm" svg:height="1.04cm" svg:x="11.85cm" svg:y="10.3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43cm" svg:height="1.041cm" svg:x="17.352cm" svg:y="5.1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5" draw:layer="layout" svg:width="2.586cm" svg:height="2.801cm" svg:x="17.203cm" svg:y="6.235cm">
            <draw:text-box>
              <text:p>R2</text:p>
            </draw:text-box>
          </draw:frame>
          <draw:line draw:style-name="gr2" draw:text-style-name="P2" draw:layer="layout" svg:x1="12.89cm" svg:y1="8.558cm" svg:x2="12.86cm" svg:y2="6.516cm">
            <text:p/>
          </draw:line>
          <draw:frame draw:style-name="gr15" draw:text-style-name="P5" draw:layer="layout" svg:width="1.968cm" svg:height="1.386cm" svg:x="10.809cm" svg:y="3.483cm">
            <draw:text-box>
              <text:p>+</text:p>
            </draw:text-box>
          </draw:frame>
          <draw:frame draw:style-name="gr18" draw:text-style-name="P5" draw:layer="layout" svg:width="0.73cm" svg:height="1.387cm" svg:x="11.083cm" svg:y="5.813cm">
            <draw:text-box draw:corner-radius="0.455cm">
              <text:p>-</text:p>
            </draw:text-box>
          </draw:frame>
          <draw:frame draw:style-name="gr14" draw:text-style-name="P1" draw:layer="layout" svg:width="8.097cm" svg:height="2.025cm" svg:x="11.754cm" svg:y="8.164cm">
            <draw:text-box>
              <text:p><text:span text:style-name="T1">Ve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37:19.564746370</meta:creation-date>
    <dc:date>2021-06-08T14:16:24.496125103</dc:date>
    <meta:editing-duration>PT20M43S</meta:editing-duration>
    <meta:editing-cycles>4</meta:editing-cycles>
    <meta:generator>LibreOffice/6.4.7.2$Linux_X86_64 LibreOffice_project/40$Build-2</meta:generator>
    <meta:document-statistic meta:object-count="48"/>
  </office:meta>
</office:document-meta>
</file>